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C20000008F28D4A328BE175BE6.png" manifest:media-type="image/png"/>
  <manifest:file-entry manifest:full-path="Pictures/10000001000004860000072236BEA7E0910986E5.png" manifest:media-type="image/png"/>
  <manifest:file-entry manifest:full-path="Pictures/10000001000004AE0000010E0A5DF152FB4112F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4.281cm" svg:x="1cm" svg:y="1cm">
          <draw:image xlink:href="Pictures/10000001000004AE0000010E0A5DF152FB4112FF.png" xlink:type="simple" xlink:show="embed" xlink:actuate="onLoad" draw:mime-type="image/png">
            <text:p/>
          </draw:image>
        </draw:frame>
        <draw:frame draw:style-name="gr1" draw:text-style-name="P1" draw:layer="layout" svg:width="15.548cm" svg:height="24.518cm" svg:x="1.202cm" svg:y="4.982cm">
          <draw:image xlink:href="Pictures/10000001000004860000072236BEA7E0910986E5.png" xlink:type="simple" xlink:show="embed" xlink:actuate="onLoad" draw:mime-type="image/png">
            <text:p/>
          </draw:image>
        </draw:frame>
        <draw:frame draw:style-name="gr1" draw:text-style-name="P1" draw:layer="layout" svg:width="5.132cm" svg:height="3.783cm" svg:x="15.868cm" svg:y="5.5cm">
          <draw:image xlink:href="Pictures/10000001000000C20000008F28D4A328BE175BE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6T15:43:43.614135860</dc:date>
    <meta:editing-duration>PT1M48S</meta:editing-duration>
    <meta:editing-cycles>1</meta:editing-cycles>
    <meta:generator>LibreOffice/7.5.4.2$Linux_X86_64 LibreOffice_project/36ccfdc35048b057fd9854c757a8b67ec53977b6</meta:generator>
    <meta:document-statistic meta:object-count="3"/>
  </office:meta>
</office:document-meta>
</file>